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office:version="1.2">
  <office:body>
    <office:spreadsheet>
      <table:table table:name="dette_adel_1">
        <table:table-row>
          <table:table-cell office:value-type="string">
            <text:p/>
          </table:table-cell>
          <table:table-cell office:value-type="string">
            <text:p>Total du (€)</text:p>
          </table:table-cell>
          <table:table-cell office:value-type="string">
            <text:p>1250,00 €</text:p>
          </table:table-cell>
          <table:table-cell office:value-type="string">
            <text:p>Total paye (€)</text:p>
          </table:table-cell>
          <table:table-cell office:value-type="string">
            <text:p>0,00 €</text:p>
          </table:table-cell>
          <table:table-cell office:value-type="string">
            <text:p/>
          </table:table-cell>
          <table:table-cell office:value-type="string">
            <text:p>Date de l'operation</text:p>
          </table:table-cell>
          <table:table-cell office:value-type="string">
            <text:p>Detail de l'ecriture</text:p>
          </table:table-cell>
          <table:table-cell office:value-type="string">
            <text:p>Montant de l'ope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Reste a payer (€)</text:p>
          </table:table-cell>
          <table:table-cell office:value-type="string">
            <text:p>125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5/01/2024</text:p>
          </table:table-cell>
          <table:table-cell office:value-type="string">
            <text:p>Ouverture dette 1</text:p>
          </table:table-cell>
          <table:table-cell office:value-type="string">
            <text:p>-1250</text:p>
          </table:table-cell>
          <table:table-cell office:value-type="string">
            <text:p>EUR</text:p>
          </table:table-cell>
        </table:table-row>
      </table:table>
      <table:table table:name="dette_adel_2">
        <table:table-row>
          <table:table-cell office:value-type="string">
            <text:p/>
          </table:table-cell>
          <table:table-cell office:value-type="string">
            <text:p>Total prete (€)</text:p>
          </table:table-cell>
          <table:table-cell office:value-type="string">
            <text:p>3200,00 €</text:p>
          </table:table-cell>
          <table:table-cell office:value-type="string">
            <text:p>Total paye (€)</text:p>
          </table:table-cell>
          <table:table-cell office:value-type="string">
            <text:p>0,00 €</text:p>
          </table:table-cell>
          <table:table-cell office:value-type="string">
            <text:p/>
          </table:table-cell>
          <table:table-cell office:value-type="string">
            <text:p>Date de l'operation</text:p>
          </table:table-cell>
          <table:table-cell office:value-type="string">
            <text:p>Detail de l'ecriture</text:p>
          </table:table-cell>
          <table:table-cell office:value-type="string">
            <text:p>Montant de l'ope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Reste a payer (€)</text:p>
          </table:table-cell>
          <table:table-cell office:value-type="string">
            <text:p>32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/01/2024</text:p>
          </table:table-cell>
          <table:table-cell office:value-type="string">
            <text:p>Versement initial ordinateur</text:p>
          </table:table-cell>
          <table:table-cell office:value-type="string">
            <text:p>-20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/01/2024</text:p>
          </table:table-cell>
          <table:table-cell office:value-type="string">
            <text:p>Complement ordinateur</text:p>
          </table:table-cell>
          <table:table-cell office:value-type="string">
            <text:p>-1200</text:p>
          </table:table-cell>
          <table:table-cell office:value-type="string">
            <text:p>EUR</text:p>
          </table:table-cell>
        </table:table-row>
      </table:table>
      <table:table table:name="dette_adel_maison">
        <table:table-row>
          <table:table-cell office:value-type="string">
            <text:p/>
          </table:table-cell>
          <table:table-cell office:value-type="string">
            <text:p>Total prete (€)</text:p>
          </table:table-cell>
          <table:table-cell office:value-type="string">
            <text:p>21650,00 €</text:p>
          </table:table-cell>
          <table:table-cell office:value-type="string">
            <text:p>Total paye (€)</text:p>
          </table:table-cell>
          <table:table-cell office:value-type="string">
            <text:p>700,00 €</text:p>
          </table:table-cell>
          <table:table-cell office:value-type="string">
            <text:p/>
          </table:table-cell>
          <table:table-cell office:value-type="string">
            <text:p>Date de l'operation</text:p>
          </table:table-cell>
          <table:table-cell office:value-type="string">
            <text:p>Detail de l'ecriture</text:p>
          </table:table-cell>
          <table:table-cell office:value-type="string">
            <text:p>Montant de l'ope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Reste a payer (€)</text:p>
          </table:table-cell>
          <table:table-cell office:value-type="string">
            <text:p>2095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/01/2022</text:p>
          </table:table-cell>
          <table:table-cell office:value-type="string">
            <text:p>Pret maison</text:p>
          </table:table-cell>
          <table:table-cell office:value-type="string">
            <text:p>-210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>Date</text:p>
          </table:table-cell>
          <table:table-cell office:value-type="string">
            <text:p>Paye(€)</text:p>
          </table:table-cell>
          <table:table-cell office:value-type="string">
            <text:p>Prete(€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te de l'operation</text:p>
          </table:table-cell>
          <table:table-cell office:value-type="string">
            <text:p>Detail de l'ecriture</text:p>
          </table:table-cell>
          <table:table-cell office:value-type="string">
            <text:p>Montant de l'ope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XX/03/2024</text:p>
          </table:table-cell>
          <table:table-cell office:value-type="string">
            <text:p>3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/03/2024</text:p>
          </table:table-cell>
          <table:table-cell office:value-type="string">
            <text:p>Paiement mars</text:p>
          </table:table-cell>
          <table:table-cell office:value-type="string">
            <text:p>3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>XX/04/2024</text:p>
          </table:table-cell>
          <table:table-cell office:value-type="string">
            <text:p>0,00 €</text:p>
          </table:table-cell>
          <table:table-cell office:value-type="string">
            <text:p>-2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/</text:p>
          </table:table-cell>
          <table:table-cell office:value-type="string">
            <text:p>/</text:p>
          </table:table-cell>
          <table:table-cell office:value-type="string">
            <text:p>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>XX/05/2024</text:p>
          </table:table-cell>
          <table:table-cell office:value-type="string">
            <text:p>4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9/05/2024</text:p>
          </table:table-cell>
          <table:table-cell office:value-type="string">
            <text:p>Paiement mai</text:p>
          </table:table-cell>
          <table:table-cell office:value-type="string">
            <text:p>400</text:p>
          </table:table-cell>
          <table:table-cell office:value-type="string">
            <text:p>EUR</text:p>
          </table:table-cell>
        </table:table-row>
      </table:table>
      <table:table table:name="dette_fatiha">
        <table:table-row>
          <table:table-cell office:value-type="string">
            <text:p/>
          </table:table-cell>
          <table:table-cell office:value-type="string">
            <text:p>Total prete (€)</text:p>
          </table:table-cell>
          <table:table-cell office:value-type="string">
            <text:p>13000,00 €</text:p>
          </table:table-cell>
          <table:table-cell office:value-type="string">
            <text:p>Total paye (€)</text:p>
          </table:table-cell>
          <table:table-cell office:value-type="string">
            <text:p>1800,00 €</text:p>
          </table:table-cell>
          <table:table-cell office:value-type="string">
            <text:p/>
          </table:table-cell>
          <table:table-cell office:value-type="string">
            <text:p>Date de l'operation</text:p>
          </table:table-cell>
          <table:table-cell office:value-type="string">
            <text:p>Detail de l'ecriture</text:p>
          </table:table-cell>
          <table:table-cell office:value-type="string">
            <text:p>Montant de l'ope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Reste a payer (€)</text:p>
          </table:table-cell>
          <table:table-cell office:value-type="string">
            <text:p>112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05/2023</text:p>
          </table:table-cell>
          <table:table-cell office:value-type="string">
            <text:p>Pret initial</text:p>
          </table:table-cell>
          <table:table-cell office:value-type="string">
            <text:p>-20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/06/2023</text:p>
          </table:table-cell>
          <table:table-cell office:value-type="string">
            <text:p>Pret suite</text:p>
          </table:table-cell>
          <table:table-cell office:value-type="string">
            <text:p>-20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/07/2023</text:p>
          </table:table-cell>
          <table:table-cell office:value-type="string">
            <text:p>Pret suite</text:p>
          </table:table-cell>
          <table:table-cell office:value-type="string">
            <text:p>-20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>Date</text:p>
          </table:table-cell>
          <table:table-cell office:value-type="string">
            <text:p>Paye(€)</text:p>
          </table:table-cell>
          <table:table-cell office:value-type="string">
            <text:p>Prete(€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te de l'operation</text:p>
          </table:table-cell>
          <table:table-cell office:value-type="string">
            <text:p>Detail de l'ecriture</text:p>
          </table:table-cell>
          <table:table-cell office:value-type="string">
            <text:p>Montant de l'ope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XX/02/2024</text:p>
          </table:table-cell>
          <table:table-cell office:value-type="string">
            <text:p>3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5/02/2024</text:p>
          </table:table-cell>
          <table:table-cell office:value-type="string">
            <text:p>Paiement fevrier</text:p>
          </table:table-cell>
          <table:table-cell office:value-type="string">
            <text:p>3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>XX/03/2024</text:p>
          </table:table-cell>
          <table:table-cell office:value-type="string">
            <text:p>5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5/03/2024</text:p>
          </table:table-cell>
          <table:table-cell office:value-type="string">
            <text:p>Paiement mars</text:p>
          </table:table-cell>
          <table:table-cell office:value-type="string">
            <text:p>5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>XX/04/2024</text:p>
          </table:table-cell>
          <table:table-cell office:value-type="string">
            <text:p>10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5/04/2024</text:p>
          </table:table-cell>
          <table:table-cell office:value-type="string">
            <text:p>Paiement avril</text:p>
          </table:table-cell>
          <table:table-cell office:value-type="string">
            <text:p>1000</text:p>
          </table:table-cell>
          <table:table-cell office:value-type="string">
            <text:p>EUR</text:p>
          </table:table-cell>
        </table:table-row>
      </table:table>
    </office:spreadsheet>
  </office:body>
</office:document-content>
</file>